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vertical-align="automatic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5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25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5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7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3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00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7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4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41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06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5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0" calcext:value-type="float">
            <text:p>80</text:p>
          </table:table-cell>
          <table:table-cell/>
          <table:table-cell table:style-name="ce27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5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3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42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53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8" calcext:value-type="float">
            <text:p>88</text:p>
          </table:table-cell>
          <table:table-cell table:style-name="ce30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64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71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72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75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76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77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8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80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81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8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84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90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92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00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01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02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07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08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12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13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21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22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23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24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26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28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29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30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32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33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35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37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38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40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45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48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51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52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53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55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57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60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61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62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64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66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67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69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70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7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77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81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84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85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86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87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88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89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98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99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00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0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08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10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11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13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1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1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16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20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21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22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23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24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28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29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30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3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3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37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38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39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44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45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51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54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63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64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66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69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71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76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79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82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85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586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587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9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9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9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94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95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02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08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09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12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23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2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2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27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28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42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50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55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56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58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60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1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60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9">00/00/0000</text:date>, <text:time style:data-style-name="N2" text:time-value="13:32:40.2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1-29T00:41:35.170000000</dc:date>
    <meta:editing-duration>P52DT7H10M50S</meta:editing-duration>
    <meta:editing-cycles>1284</meta:editing-cycles>
    <meta:generator>LibreOffice/5.4.3.2$Windows_X86_64 LibreOffice_project/92a7159f7e4af62137622921e809f8546db437e5</meta:generator>
    <dc:creator>James Petts</dc:creator>
    <meta:document-statistic meta:table-count="3" meta:cell-count="4133" meta:object-count="0"/>
  </office:meta>
</office:document-meta>
</file>